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office:automatic-styles>
  <office:body>
    <office:text>
      <text:p text:style-name="Text_20_body">On the one hand, this ambiguity has to do with O’Connor’s preference for “showing” rather than “telling” as a narrative technique, that is, her determination to avoid authorial intrusion: “The writer’s moral sense must coincide with his dramatic sense,” she remarks (MM, 76). On the other, the confusion is also related to O’Connor’s original combination of elements: her intention to evoke mystery and grace through the concrete. She’s “looking for one image that will connect or combine or embody two points; one is a point in the concrete, and the other is a point not visible to the naked eye” (MM, 42). Therefore, the fictional qualities of the grotesque characters she envisions “lean away from typical social patterns, toward mystery and the unexpected” (MM, 40). That is how she describes her literary strategies:</text:p>
      <text:p text:style-name="P1">The peculiar problem of the short-story writer is how to make the action he describes reveal as much of the mystery of existence as possible. He has only a short space to do it in and he can’t do it by statement. He has to do it by showing, not by saying, and by showing the concrete – so that his problem is really how to make the concrete work double time for him. (MM, 98)</text:p>
      <text:p text:style-name="First_20_paragraph">In any case, monsters, by definition, “produce meaning that is beyond any one category of identification.”<text:note text:id="ftn0" text:note-class="footnote"><text:note-citation>1</text:note-citation><text:note-body><text:p text:style-name="Footnote">Marina Levina and Diem-My T. Bui, “Introduction: Toward a Comprehensive Monster Theory in the 21st Century,” in Monster Culture in the 21st Century: A Reader, eds. Marina Levina and Diem-My T. Bui (New York: Bloomsbury): 1–13, 5.</text:p></text:note-body></text:note> Furthermore, the passing of time has altered the perception of O’Connor’s work, disclosing its anticipatory power and increasing relevance. Thus, her fiction has become more realistic and less grotesque than it appeared to be in the nineteen fifties. As Harold Bloom argues, in “our new Age of Terror, with trade towers crumbling and anthrax spilling out of letters [. . .] our lives perforce turn more grotesque,” while “her fiction is likely to seem even more relevant.” <text:note text:id="ftn1" text:note-class="footnote"><text:note-citation>2</text:note-citation><text:note-body><text:p text:style-name="Footnote">Harold Bloom, “Flannery O’Connor,” in Genius: A Mosaic of One Hundred Exemplary Creative Minds (Fourth Estate: London, 2002): 575–579, 575.</text:p></text:note-body></text:note></text:p>
      <text:p text:style-name="Text_20_body">O’Connor’s freaks prove to be not only “figures for our essential displacement,” as she argues, but also, emblems and reflections of American consciousness. As Scott Poole notes, American monsters “have a history coincident with a national history,” that is, they are productive and representative of meanings associated with specific contexts and their historical discourses:</text:p>
      <text:p text:style-name="P2">American monsters are born out of American history. [. . .]. They are living representations of our darkness, simultaneously metaphors and progenitors of the American way of fear and violence. They are creatures of American history, their many permutations in folklore and pop culture impossible to explain without that complex history. American history can best be understood through America’s monsters.<text:note text:id="ftn2" text:note-class="footnote"><text:note-citation>3</text:note-citation><text:note-body><text:p text:style-name="Footnote">W. Scott Poole, Monsters in America: Our Historical Obsession with the Hideous and the Haunting (Waco, Texas: Baylor University Press, 2011), 18, 4.</text:p></text:note-body></text:note></text:p>
      <text:p text:style-name="First_20_paragraph">Furthermore, O’Connor’s freaks are also representatives of contemporary American society and culture because their monstrosity passes unnoticed. As Weinstock argues, “modern monsters are no longer visible to the naked eye”; “they are virtually indistinguishable [. . .] from the rank and file of humanity.”<text:note text:id="ftn3" text:note-class="footnote"><text:note-citation>4</text:note-citation><text:note-body><text:p text:style-name="Footnote">Jeffrey Andrew Weinstock, “American Monsters,” in A Companion to American Gothic, ed. Charles L. Crow (Malden and Oxford: Wiley Blackwell, 2014): 41–55, 45.</text:p></text:note-body></text:note> Monsters are us, O’Connor suggests both in her fiction and in her essays: “The freak in modern fiction is usually disturbing to us because he keeps us from forgetting that we share in his state” (MM, 133).</text:p>
      <text:p text:style-name="Horizontal_20_Line"/>
      <text:p text:style-name="First_20_paragraph">No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6Z</meta:creation-date>
    <dc:date>2025-08-11T23:57:26Z</dc:date>
  </office:meta>
</office:document-meta>
</file>